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5000001FBB5A568EB33B550A9.png" manifest:media-type="image/png"/>
  <manifest:file-entry manifest:full-path="Pictures/1000000000000405000001FB823B96591517AE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12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33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11cm" svg:height="7.821cm" svg:x="1cm" svg:y="1cm">
          <draw:image xlink:href="Pictures/1000000000000405000001FBB5A568EB33B550A9.png" xlink:type="simple" xlink:show="embed" xlink:actuate="onLoad">
            <text:p/>
          </draw:image>
        </draw:frame>
        <draw:frame draw:style-name="gr2" draw:text-style-name="P1" draw:layer="layout" svg:width="25.511cm" svg:height="7.5cm" svg:x="0.989cm" svg:y="11.5cm">
          <draw:image xlink:href="Pictures/1000000000000405000001FB823B96591517AE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M13S</meta:editing-duration>
    <meta:editing-cycles>3</meta:editing-cycles>
    <meta:generator>LibreOffice/5.3.5.2$Windows_X86_64 LibreOffice_project/50d9bf2b0a79cdb85a3814b592608037a682059d</meta:generator>
    <dc:date>2017-08-12T17:52:19.274000000</dc:date>
    <dc:creator>Roman </dc:creator>
    <meta:document-statistic meta:object-count="25"/>
  </office:meta>
</office:document-meta>
</file>